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4efca" officeooo:paragraph-rsid="0014efca"/>
    </style:style>
    <style:style style:name="P2" style:family="paragraph" style:parent-style-name="Standard">
      <style:text-properties officeooo:rsid="0014efca" officeooo:paragraph-rsid="001c99ed"/>
    </style:style>
    <style:style style:name="P3" style:family="paragraph" style:parent-style-name="Standard">
      <style:text-properties officeooo:rsid="0016a80a" officeooo:paragraph-rsid="0016a80a"/>
    </style:style>
    <style:style style:name="P4" style:family="paragraph" style:parent-style-name="Standard">
      <style:text-properties officeooo:rsid="00183387" officeooo:paragraph-rsid="00183387"/>
    </style:style>
    <style:style style:name="P5" style:family="paragraph" style:parent-style-name="Standard">
      <style:text-properties officeooo:rsid="001a7d32" officeooo:paragraph-rsid="001a7d32"/>
    </style:style>
    <style:style style:name="P6" style:family="paragraph" style:parent-style-name="Standard">
      <style:text-properties officeooo:rsid="001c99ed" officeooo:paragraph-rsid="001c99ed"/>
    </style:style>
    <style:style style:name="P7" style:family="paragraph" style:parent-style-name="Standard">
      <style:text-properties officeooo:rsid="00183387" officeooo:paragraph-rsid="00183387"/>
    </style:style>
    <style:style style:name="P8" style:family="paragraph" style:parent-style-name="Standard">
      <style:text-properties officeooo:rsid="001dedd7" officeooo:paragraph-rsid="001dedd7"/>
    </style:style>
    <style:style style:name="T1" style:family="text">
      <style:text-properties officeooo:rsid="001917f9"/>
    </style:style>
    <style:style style:name="T2" style:family="text">
      <style:text-properties officeooo:rsid="001a9f54"/>
    </style:style>
    <style:style style:name="T3" style:family="text">
      <style:text-properties officeooo:rsid="001c99e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hat bots : state of the art <text:span text:style-name="T1">v0,2 first draft.</text:span></text:p>
      <text:p text:style-name="P1"/>
      <text:p text:style-name="P1">There are roughly two approaches [TOFS]</text:p>
      <text:p text:style-name="P1"/>
      <text:p text:style-name="P2">« Conversation » chat bots where <text:span text:style-name="T3">the bot tries to pass as human</text:span> : often data-driven <text:span text:style-name="T3">for</text:span> content <text:span text:style-name="T3">generation</text:span>, either trained on datasets <text:span text:style-name="T2">of existing conversations</text:span> o<text:span text:style-name="T2">r</text:span> written by <text:span text:style-name="T3">a professional </text:span>writer. <text:span text:style-name="T3">Non-conversation t</text:span>ext generation bots can also fit into this category.</text:p>
      <text:p text:style-name="P1">« Problem solving » chat bots where the <text:span text:style-name="T3">bot tries to solve a problem</text:span> : often script-driven, <text:span text:style-name="T3">strictly </text:span>following a decision tree, written by programmer or a planner.</text:p>
      <text:p text:style-name="P1"/>
      <text:p text:style-name="P6">Those approaches have overlap as customer service chatbots sometimes try to look human and conversation chatbots could be following a tree or try to guide their conversation partner to a specific subject.</text:p>
      <text:p text:style-name="P2"/>
      <text:p text:style-name="P1"><text:span text:style-name="T3">Examples of c</text:span>onversation bots that are trained on user inputs :</text:p>
      <text:p text:style-name="P1">-Cleverbot is directly trained on people conversing with Cleverbot</text:p>
      <text:p text:style-name="P1">-TAY was trained on Twitter (on people tweeting it?)</text:p>
      <text:p text:style-name="P1">-Reddit bot from elon musk was trained on random reddit posts and is</text:p>
      <text:p text:style-name="P1"/>
      <text:p text:style-name="P1">If the training data is very chaotic, the bot itself will be poorly coherent (garbage-in, garbage-out [TOFS]</text:p>
      <text:p text:style-name="P1"/>
      <text:p text:style-name="P1">Trained AI require a big amount of data, so sorting this data and using it efficiently is one of the challenges. </text:p>
      <text:p text:style-name="P1">Trained AI can also be trained on specific trees to generate co<text:span text:style-name="T3">n</text:span>versation trees rather than having them written out by a human writer. [TOFS] Scripting matching.</text:p>
      <text:p text:style-name="P1"/>
      <text:p text:style-name="P1">Scripting the whole tree usually require dev input for every structure.</text:p>
      <text:p text:style-name="P1">For example, a query for weather would look like </text:p>
      <text:p text:style-name="P1">[query] [meteo, weather, sky]</text:p>
      <text:p text:style-name="P1">The ChatBot then has to match « what’s the weather ? », « tell me the meteo »</text:p>
      <text:p text:style-name="P1">and output : task , [present] weather [info]</text:p>
      <text:p text:style-name="P1">Understanding what a query is, or synonym for weather, is part of Natural Language Processing.</text:p>
      <text:p text:style-name="P1">A lot of it is written by hand to match every possible combination. Such matching patterns can then be reused in different context.</text:p>
      <text:p text:style-name="P1">It is possible to process wide databases with such rules.</text:p>
      <text:p text:style-name="P1"/>
      <text:p text:style-name="P3">How it’s done : consumer-grade chatbots</text:p>
      <text:p text:style-name="P3">Inquiries are analysed then turned into AIML.</text:p>
      <text:p text:style-name="P3">Either an interface asks the user example sentences, or the user enters AIML directly.</text:p>
      <text:p text:style-name="P3"/>
      <text:p text:style-name="P3">Interface</text:p>
      <text:p text:style-name="P3">The text chatbot AI can then interface with any program that uses text as input and output.</text:p>
      <text:p text:style-name="P3">Notable example : social web platforms like Facebook, Reddit or Twitter have tools and services to create chatbots easily.</text:p>
      <text:p text:style-name="P3">Communication apps like Telegram, Discord… can also have chatbots. You can self-host a chat-bot.</text:p>
      <text:p text:style-name="P3">Virtual assistants like Alexa, Google Assistant etc. show example of using text-to-voice and voice-to-text to interface with a chatbot.</text:p>
      <text:p text:style-name="P3">Chat applications have sometimes chatbots. Very simple chatbots in the wild can be seen serving ads or scams to their conversation partner.</text:p>
      <text:p text:style-name="P3">Some MMO games have chatbots that administrate some segment of the game. They usually take and answer to simple commands, or organise games and events for players.</text:p>
      <text:p text:style-name="P3"><text:soft-page-break/>Customer help line chats often have chat bots trying to guide customers into their service tree. The trees are often simple and so the options are often made explicit to the customer, reducing the illusion of chatting and more like browsing a menu.</text:p>
      <text:p text:style-name="P3">So there are a wide variety of uses for chat bots, and their complexity range from an explicit tree to a set of commands, a matching tree, or neurally-generated answers.</text:p>
      <text:p text:style-name="P3"/>
      <text:p text:style-name="P3">For our purposes, a matching tree or a set of commands seems the most fitting,</text:p>
      <text:p text:style-name="P3"/>
      <text:p text:style-name="P4">The leading technology for writing a matching tree chatbot AI is AIML.</text:p>
      <text:p text:style-name="P4">An alternative is ChatScript, which claims to have better expressivity.</text:p>
      <text:p text:style-name="P4"><text:a xlink:type="simple" xlink:href="https://www.gamasutra.com/blogs/BruceWilcox/20110622/7840/Suzette_the_Most_Human_Computer.php" text:style-name="Internet_20_link" text:visited-style-name="Visited_20_Internet_20_Link">https://www.gamasutra.com/blogs/BruceWilcox/20110622/7840/Suzette_the_Most_Human_Computer.php</text:a></text:p>
      <text:p text:style-name="P4"><text:a xlink:type="simple" xlink:href="https://gamasutra.com/blogs/BruceWilcox/20141020/228091/Winning_the_Loebners.php" text:style-name="Internet_20_link" text:visited-style-name="Visited_20_Internet_20_Link">https://gamasutra.com/blogs/BruceWilcox/20141020/228091/Winning_the_Loebners.php</text:a></text:p>
      <text:p text:style-name="P8">Another possibility is Riverscript. <text:a xlink:type="simple" xlink:href="https://www.rivescript.com/about" text:style-name="Internet_20_link" text:visited-style-name="Visited_20_Internet_20_Link">https://www.rivescript.com/about</text:a> </text:p>
      <text:p text:style-name="P5">But without scripting the chatbot directly, we can also provide several examples of « utterances » to a program that builds the script for us.</text:p>
      <text:p text:style-name="P5">Those tools try to derive meaning from utterances and find the corresponding answer using Natural Language Processing.</text:p>
      <text:p text:style-name="P5"><text:a xlink:type="simple" xlink:href="https://chatbotsmagazine.com/deep-logic-for-support-ai-chatbots-c7fb83518c90" text:style-name="Internet_20_link" text:visited-style-name="Visited_20_Internet_20_Link">https://chatbotsmagazine.com/deep-logic-for-support-ai-chatbots-c7fb83518c90</text:a></text:p>
      <text:p text:style-name="P5"/>
      <text:p text:style-name="P5">Writing the question-answer pairs is one thing, but we also have to build a decision tree in which those fit.</text:p>
      <text:p text:style-name="P5"/>
      <text:p text:style-name="P5">This can be an easy task depending on the problem to solve, for example answering a specific question or providing customer service, or can be more difficult like carrying a conversation.</text:p>
      <text:p text:style-name="P5"/>
      <text:p text:style-name="P5">Conversation utterances can be filled with big conversation databases, but result vary for how they are chained together wildly. Hand-crafted conversation bots are more likely to pass for human in short conversation tests, but this requires a lot of specialised writing where the writer creates certain scenario trees, aking to writing for theater.</text:p>
      <text:p text:style-name="P5"/>
      <text:p text:style-name="P5">Advanced services can also have very complex decision trees that are difficult to hand-code. In such cases, decision-trees can also be generated using Deep Logic Networks (see Oxford Exvisory <text:a xlink:type="simple" xlink:href="https://chatbotsmagazine.com/chatbot-decision-trees-a42ed8b8cf32" text:style-name="Internet_20_link" text:visited-style-name="Visited_20_Internet_20_Link">https://chatbotsmagazine.com/chatbot-decision-trees-a42ed8b8cf32</text:a> ).</text:p>
      <text:p text:style-name="P5"/>
      <text:p text:style-name="P5">For our purposes, writing the decision-tree by hand is possible depending on the game played. <text:a xlink:type="simple" xlink:href="https://chatbotsmagazine.com/chatbot-decision-trees-a42ed8b8cf32" text:style-name="Internet_20_link" text:visited-style-name="Visited_20_Internet_20_Link">https://chatbotsmagazine.com/chatbot-decision-trees-a42ed8b8cf32</text:a></text:p>
      <text:p text:style-name="P5"/>
      <text:p text:style-name="P5">Since our Chat Bot’s logic would follow decision trees based on game theory.</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B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B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12T09:55:01.365000000</meta:creation-date>
    <dc:date>2019-05-12T11:10:42.256000000</dc:date>
    <meta:editing-duration>PT38M20S</meta:editing-duration>
    <meta:editing-cycles>8</meta:editing-cycles>
    <meta:generator>LibreOffice/5.4.7.2$Windows_X86_64 LibreOffice_project/c838ef25c16710f8838b1faec480ebba495259d0</meta:generator>
    <meta:document-statistic meta:table-count="0" meta:image-count="0" meta:object-count="0" meta:page-count="2" meta:paragraph-count="47" meta:word-count="792" meta:character-count="5179" meta:non-whitespace-character-count="4431"/>
  </office:meta>
</office:document-meta>
</file>